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style:style style:name="P4" style:family="paragraph" style:parent-style-name="Standard">
      <style:paragraph-properties fo:margin-left="0cm" fo:margin-right="0cm" fo:line-height="110%" fo:text-indent="1cm" style:auto-text-indent="false"/>
    </style:style>
    <style:style style:name="P5" style:family="paragraph" style:parent-style-name="Standard">
      <style:paragraph-properties fo:margin-left="0cm" fo:margin-right="0cm" fo:line-height="110%" fo:text-align="center" style:justify-single-word="false" fo:text-indent="1cm" style:auto-text-indent="false"/>
    </style:style>
    <style:style style:name="P6"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7"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5">Транскордонний Центр автомобільних досліджень (TCAR) </text:p>
      <text:p text:style-name="P5">Інженерно-дослідний центр, Університет Брайтона </text:p>
      <text:p text:style-name="P5">Брайтон, Великобританія </text:p>
      <text:p text:style-name="P5">R.J.Howlett @ Brighton.ac.uk </text:p>
      <text:p text:style-name="P5"/>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4"/>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text:p text:style-name="P3">2. Система управління двигуном </text:p>
      <text:p text:style-name="P2">Для досягнення цих стандартів необхідно підтримувати суворий контроль робочих параметрів двигуна за допомогою мікропроцесорної системи управління двигуном (EMS) чи блока управління двигуна (ECU). EMS здійснює контроль стратегій, спрямованих для досягнення оптимальної ефективності і високої вихідної потужності, коли це потрібно, в той же час зберігаючи низький рівень викидів. У той же час, у двигуна з іскровим запалюванням, EMS повинен працювати в регіоні сприятливому для роботи трикомпонентного каталітичного конвертера, що ще більше знижує шкідливий зміст вихлопних газів. Двигун також повинен мати гарні перехідні характеристики та інші характеристики які бажає оператор, відому серед виробників двигунів, керованість, у відповідь на рухи водія, газу або педаль акселератора. EMS управляє кількістю палива яке подається в двигун (через тривалість імпульсу подачі палива), точкою в циклі двигуна, при якій суміш запалюється (запалювання), кількість вихлопних газів рециркуляції (EGR) та інші параметри в сучасних конструкціях двигуна, наприклад, таймінг клапанів. Він визначає значення параметрів величин, таких як швидкість, навантаження, масова витрата повітря, приточно-колекторний тиск, температура, в різних точках, і дросель-кутом. На малюнку 1 показана функція EMS, яка повинна істотно визначення значень контрольованих змінні знання вимірюваних змінних, для того, щоб досягнення системи цілей. </text:p>
      <text:p text:style-name="P2">Рисунок 1. Внутрішній контроль двигуна внутрішнього згоряння. </text:p>
      <text:p text:style-name="P2">Точні деталі стратегій, які використовуються в комерційних EMS є таємницею, що охороняється виробниками. Один з методів, який може бути використаний для вибору тривалості імпульсу палива і часу запалювання включає в себе використання карт, які є довідковими таблицями в ROM. EMS вимірює частоту обертання двигуна за допомогою датчика колінчастого валу і оцінює навантаження, часто побічно вимірюючи тиск у впускному колекторі. Ці значення використовуються як індекси таблиць. Алгоритмічні і математичні методи також використовуються. Дослідження проходять в розробці більш досконалих методів управління двигунами, шляхом включення нейронних мереж та інших інтелектуальних систем та технологій в EMS. Це було обов'язковим у США протягом деякого часу, і тепер також потрібно в Європі, крім функцій управління двигуном, EMS повинен мати функції для виконання бортової діагностики (OBD). В майбутньому BD системи будуть необхідні, щоб попередити водія, за допомогою індикатора несправності (MIL), про несправності в системи управління емісії, яка може привести до рівнів викидів, які більшими, ніж дозволено. Високий рівень контролю, необхідний для двигунів, для задоволення стандартів емісії вимагає, щоб EMS діставав вичерпну інформацію про експлуатаційні параметри двигуна. Сучасні двигуни оснащені рядом сенсорних пристроїв які дозволяють вимірювати кількість відсотків. Швидкість, тиск в колекторі, масову витрату повітря, температуру в різних точках, таких як повітрозабірник - приклади величин, які вимірюються в багатьох двигунах. Крім того, такі параметри, як кривошипний кут і положення розподільного валу вимірюється на більш складних пристроях. Точне вимірювання співвідношення між масами бензину і повітря, що вводяться, відомий як співвідношення повітря-паливо, є дуже цінним індикатор характеристик, при яких двигун працює. Точного виміру співвідношення повітря-паливо важко добитися економічно вигідно за допомогою звичайних методів.</text:p>
      <text:p text:style-name="P2"/>
      <text:p text:style-name="P3">3 Віртуальні системи датчиків </text:p>
      <text:p text:style-name="P2">Як управління двигуна збільшується в складності так і кількість параметрів двигуна, які повинні бути виміряні також збільшується. Тим не менш, виробники не поспішають встановлювати <text:soft-page-break/>нові датчики в двигуни з економічних міркувань. Двигуни дуже залежні від цін і додаткові датчики можуть бути економічно виправдані, якщо вони забезпечують дуже значні поліпшення, які не могли бути досягнуті інакше. Методи, які дозволяють вираховувати потрібні значення без установки нових датчиків, через інтерпретацію даних з існуючих сенсорних пристроїв по-новому, особливо цінні в цьому відношенні. Технологія віртуальних датчиків дозволяє оцінити значення величини, без необхідності датчиків. Наприклад, як описано далі в цій главі, це напруга свічки, метод оцінки повітряно-паливного співвідношення в циліндрі двигуна на основі аналізу сигналу напруги на свічках запалювання. Системи віртуальних датчиків вимагають можливостей в області шаблонів розпізнавання, аналізу сигналів і моделювання. Нейронні мережі, як було показано, проявляють силу в цих областях. Наприклад, нейронна мережа на основі віртуальної сенсорної системи описана в літературі, дозволяє прогнозування рівня викидів від зазвичай вимірюваних кількостей [3]. </text:p>
      <text:p text:style-name="P2"/>
      <text:p text:style-name="P3">4 Співвідношення повітря-паливо </text:p>
      <text:p text:style-name="P2">Параметр, який має велике значення у визначенні робочої точки двигуна, його потужності та рівнів викидів є співвідношення повітря-паливо (AFR). Співвідношення повітря-паливо часто визначається з точки зору коефіцієнта надлишку повітря, або лямбда співвідношенням: </text:p>
      <text:p text:style-name="P2">Lambda = AFR / AFRst (1) </text:p>
      <text:p text:style-name="P2">де AFR = поточне співвідношення повітря-паливо </text:p>
      <text:p text:style-name="P2">і AFRst = стехиометричне співвідношення повітря-паливо </text:p>
      <text:p text:style-name="P2">Lambda відповідає співвідношенню повітря-паливо приблизно 14.7:1 при нормальній температурі і тиску. Це називається стехіометричним співвідношенням, і відповідає пропорціям повітря і палива, які необхідні для повного згоряння. Велика частина палива дає лямбда-відношення менше одиниці і називається багатою сумішшю, в той час як більша частина повітря дає лямбда-відношення більше одиниці і називається слабкою або збідненою сумішшю. Максимальна потужність досягається коли лямбда-коефіцієнт становить приблизно 0,9 і мінімум палива споживання відбувається, коли лямбда-коефіцієнт близько 1,1. Сучасні двигуни зменшують рівень викидів в межах законодавчих обмежень по перетворенню вихлопних газів в менш токсичні продукти, використовуючи триходовий каталітичний нейтралізатор. Для досягнення оптимального ефекту, трьох каталітичних перетворювачів необхідно, щоб лямбда-коефіцієнт тісно підтримувався на стехіометричному співвідношенні (одиниця). У сучасних двигунах, лямбда-датчик, встановлений в потоку вихлопних газів, визначає лямбда вище або нижче одиниці в залежності від кількості кисню. EMS використовує це, щоб налаштувати тривалість імпульсу подачі палива, щоб зберегти лямбда-коефіцієнт приблизно в одиниці. Пристрій живлення в даний час в стадії розробки, наприклад, двигун з прямим вприском палива (GDI), може включати в себе функцію <text:s/>з нестехіометричних регіонів характеристики двигуна. Точне управління повітряно-паливного співвідношення має велике значення також [4]. Лямбда-датчик, встановлений в більшості транспортних засобів має лямбда-характеристику напргуи, яка фактично робить його двійковим пристроєм. Він може бути використаний, щоб вказати, чи є значення лямбда вище або менше одиниці, але це не в змозі забезпечити точний аналог вимірювання коефіцієнта надлишку повітря. Точні виміри можуть бути зроблені використовуючи так званий широкосмуговий лямбда-датчик, але вони дуже дорогі, і справді, навіть в даний час використовується бінарний лямбда-датчик. Метод характеризації свічкової напруги, докладно описаний пізніше в цій главі, дозволяє співвідношенню повітря-паливо бути оціненим на основі аналізу напруги сигналу на свічках запалювання, так і потенційно пропонує перевагу, що дозволяє ліквідацію лямбда-датчика. </text:p>
      <text:p text:style-name="P2"/>
      <text:p text:style-name="P3">5. Горіння моніторинг за допомогою Свічки запалювання </text:p>
      <text:p text:style-name="P2">Хоча зазвичай не розглядаються в якості датчиків, свічки запалювання перебувають в прямому контакті з процесом згоряння, який відбувається в циліндрі. Використання свічок запалювання, як датчиків іскри запалювання (SI) двигунів пропонує цілий ряд переваг в порівнянні з іншими сенсорними методами. Багато зіставних методів, такі як вимірювання тиску або світло-записи випромінювання, спричиняють, зміни в камері згоряння, це само по собі може впливати на процеси горіння. По-друге, цінова чутливість двигунів вимагає того, що установка нового датчика повинна <text:soft-page-break/>привести до дуже значного поліпшення для того, щоб бути економічно виправданою. Свічки вже присутні в іскрі запалювання, позбавляючи від необхідності робити будь-які потенційно шкідливі зміни в голівці блоку циліндрів, або камери згоряння, і уникнути додаткових витрат, які будуть пов'язані з установкою нового обладнання. Так як свічка запалювання знаходиться в прямому контакті з горінням, це потенційно відмінний спостерігач процесу згоряння. Аналізуючи напругу свічки запалювання (і, можливо, поточних) сигналів, потенційно забезпечується надійний і недорогий метод моніторингу явищ в камері згоряння. На метод використання свічки запалювання, як датчик, було звернуто увагу в літературі як на метод іонного струму. Це було дослідження для вимірювання тиску згорання, AFR і для виявлення несправностей, таких як осічка і стук згоряння. В іонно-струмовій системі, свічки запалювання використовується в якості датчика протягом однієї з частин циклу. Це робиться шляхом підключення невеликої напруги зсуву близько 100 вольт до свічок запалювання і вимірювання струму. Цей струм за рахунок реактивності іонів в полум'я, яке проводить струм через проміжок під дією напруги. Іони утворюються під час і після згорання, а також тип і кількість іонів залежать від характеристик горіння. Іонізаційний струм залежить також від тиску, температури і т.д. і, отже, багатий інформацією, але дуже складний [5]. Велика робота <text:s/>була зроблена на використанні іонних струмів для контролю горіння, головним чином для оцінки тиску згоряння, і тому метод може виступати в якості заміни для датчиків тиску згоряння. Системи іонного струму також було запропоновано для оцінкиз терміну запалювання, і виявлення осічки [6], [7].Зовсім недавно, нейронні мережі були застосовані для аналізу іонного струму для свічок, попереднього контролю та оцінки AFR[8], [9]. Метод іонного струму представляється привабливим, оскільки лише незначна модифікація двигуна для адаптації. Тим не менш, з високовольтних діодів або інших методів комутації необхідно виділити іонно-струмові схеми з системою запалювання, коли висока напруга створюється для початку горіння. Вони були схильні до відмови в в минулому. Живлення 100В потужністю, а також додаткові компоненти на які потрібно додаткові витрати. Інщий метод пов’язаний зі свічками запалювання на основі сенсорів криється в глибині цієї глави, і називається характеристика напруги свічок (SVC). SVC техніка має ряд спільних рис з іонно-струмовим методом. SVC метод передбачає аналіз різної напруги, яка з'являється на свічках запалювання, в зв'язку із запаленням <text:s/>для моніторингу явищ горіння в циліндрі. Цей аналіз може проводитися з використанням нейронних мереж. Використання свічок запалювання як датчиків горіння, має багато переваг перед методом іонного струму. Однак, SVC метод включає в себе аналіз форми сигналу напруги запалювання, він позбавляє від необхідності для додаткового живлення, а для відповідного високої напруги, перемикання схеми. Використовується SVC для оцінки горючої суміші в циліндрі, як описано далі в цій главі.</text:p>
      <text:p text:style-name="P2"/>
      <text:p text:style-name="P3">6. Система запалювання з іскровим запалюванням двигуна</text:p>
      <text:p text:style-name="P2">На малюнку 2 показані основні елементи індуктивного розряду запалювання системи, яка як правило, встановлюється у двигуни з іскровим запалюванням. Запалювальна котушка, по суті - високовольтний трансформатор, збільшує напругу батареї (близько 12В) для надвисокої напруги (EHT) імпульсу. Це створює високу напругу іскри між контактами свічки і ініціює згоряння. Рубильник був колись механічним практично у всіх двигунах, але в сучасних електронних системах запалювання, він замінюється напівпровідниковим перемикачем, таким як <text:s/>транзистор або тиристор. Рисунок 2. Системи запалювання. Рубильник замикається і струм проходить в частину обмотки котушки з низькою напругою в результаті збереженої енергії, однак, швидкість, з якою це відбувається, обмежується опором котушки. В відповідний пункт в машинному циклі, коли повітряно-паливноа суміш впорскується в циліндр через впускний клапан , і стискається так, що поршень знаходиться перед верхньою мертвою точкою, контакти вимикача відкриваються. Магнітне поле в котушці швидко руйнується, з настільки ж швидкою зміною магнітного потоку, а також високовольтних імпульсів індукованих в високовольтнії (HT) обмотці котушки. Імпульс приблизно 10 кВ з'являється на контактах свічки, запалюючи бензин-повітряну суміш. В результаті згоряння приводить в дію двигун. Кожен циліндр в чотиритактному двигуні переживає один робочий хід для кожних двох обертів колінчастого вала. У мульти-циліндрових двигунах механічний перемикач, спрямований на колінчастий вал і відомий як дистриб’ютор часто використовується для перемикання <text:soft-page-break/>запалюваного імпульсу до правильного циліндра. Альтернативні системи використовують кілька котушок замість дистриб'ютора. У системі з подвійними іскрами кожен циліндр отримує іскру раз за оберт колінчастого вал, а не кожні 720 градусів обертання. Це вимагає декількох котушок, в мульти-циліндрових двигунах, але дозволяє усунути дистриб'ютора, і є звичайною практикою. Одно циліндрові двигуни також широко використовують цей принцип, оскільки він дозволяє системі запалювання бути ініційованій безпосередньо від колінчастого вала. На малюнку 3 показані іскра напруги отримана від типової системи запалювання. Напруга свічки запалювання сигналу має передбачувану фази. Оскільки імпульс EHT породжений запалюванням різниця потенціалів на проміжку піднімається приблизно через шість і 22 кВ, до пробою. Пробій супроводжується падінням напруги, що дає характерний сплеск напруги близько 10 мкс. Це супроводжується світінням області розряду тривалістю в кілька мілісекунд, який виступає в якості хвосту сигналу. ВАХ свічки запалювання показує, що зміни в параметрах двигуна призводять до змін в формі характеристика напруги. Це передбачувано, що змінна у часі напруга показує деякі основні функції, наприклад, великий пік у формі хвилі. Тим не менш, це не легко передбачити, детальні зміни, які відбуваються в двигуні різні. Шум і випадкові зміни відбуваються між іскрами навіть коли робочі параметри двигуна залишаються постійними. Напруга пробою між електродами свічки запалювання в двигуні залежить від взаємодії багатьох параметрів, наприклад, камери згоряння і температури електродів, тиску стиснення, матеріалу електрода і конфігурації і складу паливно-повітряної газової суміші [10] [11]. Всі ці фактори можна віднести до фізичних властивостей і процесів, наприклад, склад повітряно-паливної суміші впливає на напругу пробою в основному за рахунок температури і зміни тиску. Температура катоду свічки запалювання значно впливає на напругу пробою, у зв'язку зі зростанням емісії електронів при підвищених температурах. Максимальна температура свічки, при збереженні інших параметрів постійними, досягається тоді, коли лямбда-відношення дорівнює 0,9, тобто, значення максимальної потужності. Враховуючи постійний набір умов експлуатації двигуна, збільшення лямбда-співвідношення результатів підвищує тиск при запаленні. Це було обумовлено збільшенням відношення теплоємностей (гамма-коефіцієнт) повітряно-паливної суміші; Збільшення результатів тиску газу в наслідок зростання в напруги [10] - [12]. Зміни в лямбда-коефіцієнті, і тому в пробивнії напрузі, призводить до тонких змін в загальній формі сигналу з іскровим запалюванням. З урахуванням постійної енергії системи запалювання, збільшення напруги пробою призводить до збільшення енергії, що використовується в етапі розбивки. Це залишає менше енергії для наступної фази іскри, тобто дуги і фази тліючого розряду. Спостережуваний результат полягає в зменшенні термінів тліючого розряду. Тим не менш, теоретичні міркування вказують на можливий зв'язок між вектором, утвореним з <text:s/>періодичних проб напруга на свічках запалювання, що називається вектором напруги, і лямбда відношенням. З відповідною попередньою обробкою і підготовкою кадрів, нейронна мережа є підходящим інструментом для звязку вектора напруги і лямбда-відношення. Це формує основні характеристики техніки іскрової напруг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21T01:04:12</dc:date>
    <meta:editing-duration>PT2H48M53S</meta:editing-duration>
    <meta:editing-cycles>12</meta:editing-cycles>
    <meta:generator>LibreOffice/3.5$Linux_x86 LibreOffice_project/350m1$Build-13</meta:generator>
    <meta:document-statistic meta:table-count="0" meta:image-count="0" meta:object-count="0" meta:page-count="5" meta:paragraph-count="26" meta:word-count="2657" meta:character-count="20584" meta:non-whitespace-character-count="17926"/>
  </office:meta>
</office:document-meta>
</file>